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ひゅおえええええええええぇぇぇぇぇっ！！！</text:p>
          </table:table-cell>
          <table:table-cell table:style-name="ce0" office:value-type="string">
            <text:p>Falling into bandit prison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yueeeeeeeeehhhh!!!</text:p>
          </table:table-cell>
          <table:table-cell table:number-columns-repeated="1020"/>
        </table:table-row>
        <table:table-row>
          <table:table-cell table:style-name="ce0" office:value-type="string">
            <text:p>あえて侵入経路を設置し、そこに罠を仕掛ける
ことで、効率よく侵入者を捕縛することができる
というわけ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y set up an ideal entrance for intruders, and
then laid a trap in it, creating a highly
efficient way to ensure that all trespassers
get caught.</text:p>
          </table:table-cell>
          <table:table-cell table:number-columns-repeated="1020"/>
        </table:table-row>
        <table:table-row>
          <table:table-cell table:style-name="ce0" office:value-type="string">
            <text:p>これを機に、以後このようなミスを犯すことの
ないよう、我々は十分に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order to avoid falling for something like this
in the future, we should take advantage of
this opportunity to—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1+01:00</meta:creation-date>
    <dc:date>2020-02-14T11:52:5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